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lbany" svg:font-family="Albany" style:font-adornments="Kursiv" style:font-family-generic="swiss" style:font-pitch="variable"/>
    <style:font-face style:name="Albany1" svg:font-family="Albany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0pt" fo:font-weight="bold" officeooo:paragraph-rsid="0022f17d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0pt" fo:font-weight="bold" officeooo:paragraph-rsid="0025098c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0pt" fo:font-weight="bold" officeooo:rsid="0025098c" officeooo:paragraph-rsid="0025098c" style:font-size-asian="20pt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0pt" fo:font-weight="bold" officeooo:rsid="0025098c" officeooo:paragraph-rsid="0025098c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20pt" fo:font-weight="bold" officeooo:rsid="00298e73" officeooo:paragraph-rsid="00298e73" style:font-size-asian="20pt" style:font-weight-asian="bold" style:font-size-complex="20pt" style:font-weight-complex="bold"/>
    </style:style>
    <style:style style:name="T1" style:family="text">
      <style:text-properties officeooo:rsid="001f1e23"/>
    </style:style>
    <style:style style:name="T2" style:family="text">
      <style:text-properties officeooo:rsid="001f2102"/>
    </style:style>
    <style:style style:name="T3" style:family="text">
      <style:text-properties officeooo:rsid="0020b07d"/>
    </style:style>
    <style:style style:name="T4" style:family="text">
      <style:text-properties officeooo:rsid="0020f7d3"/>
    </style:style>
    <style:style style:name="T5" style:family="text">
      <style:text-properties officeooo:rsid="0022f17d"/>
    </style:style>
    <style:style style:name="T6" style:family="text">
      <style:text-properties officeooo:rsid="0024b886"/>
    </style:style>
    <style:style style:name="T7" style:family="text">
      <style:text-properties officeooo:rsid="0025098c"/>
    </style:style>
    <style:style style:name="T8" style:family="text">
      <style:text-properties officeooo:rsid="00298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(928) 12 34 56" text:name="BC_COMP_PHONE"/>
        <text:user-field-decl office:value-type="string" office:string-value="(928) 12 34 59" text:name="BC_COMP_FAX"/>
        <text:user-field-decl office:value-type="string" office:string-value="Empresa modelo" text:name="BC_COMP_COMPANY"/>
        <text:user-field-decl office:value-type="string" office:string-value="Modelo ejemplar" text:name="BC_COMP_SLOGAN"/>
        <text:user-field-decl office:value-type="string" office:string-value="Vía modelo 14" text:name="BC_COMP_STREET"/>
        <text:user-field-decl office:value-type="string" office:string-value="77777" text:name="BC_COMP_ZIP"/>
        <text:user-field-decl office:value-type="string" office:string-value="Modocanario" text:name="BC_COMP_CITY"/>
        <text:user-field-decl office:value-type="string" office:string-value="www.empresamodelo.mod" text:name="BC_COMP_WWW"/>
      </text:user-field-decls>
      <text:p text:style-name="P1">Goooood Morning! <text:line-break/><text:line-break/><text:span text:style-name="T1">Hola mi nombre es Frask, solo he hecho una publicación en este grupo una sola vez y después no hice nada mas ^^” pero hoy vengo a mostrar unos de mis proyectos que aunque no sea un Ocg (Original Create Game) si es un proyecto muy ambicioso para mi :3 </text:span><text:span text:style-name="T2">(esto lo hago mas por amor al arte, </text:span><text:span text:style-name="T3">amor al juego que mejoro mi forma de pensar</text:span><text:span text:style-name="T2"> y para adquirir mucha mas experiencia con el motor) vengo a presentar UnderDom o Proyecto UD (UD Project) </text:span><text:span text:style-name="T3">un FanGame basado en el famoso juego “Undertale” </text:span><text:span text:style-name="T4">el cual no esta siendo desarrollado por mi solo si no por mi y ayuda de mi equipo que nos asignamos a nosotros mismos el nombre de “Vinestar” (pronunciación: vaistar) </text:span></text:p>
      <text:p text:style-name="P1"/>
      <text:p text:style-name="P2"><text:span text:style-name="T4">pero bueno dejo de hablar </text:span><text:span text:style-name="T5">de mi y </text:span><text:span text:style-name="T6">espero le</text:span><text:span text:style-name="T7">s</text:span><text:span text:style-name="T6"> guste este primer post del juego “UD proj” :</text:span><text:span text:style-name="T7">3 </text:span></text:p>
      <text:p text:style-name="P2"/>
      <text:p text:style-name="P3">Gooooood Byeeeeee</text:p>
      <text:p text:style-name="P2"/>
      <text:p text:style-name="P3">Preguntas? <text:span text:style-name="T8">En los comentarios :3</text:span></text:p>
      <text:p text:style-name="P2"/>
      <text:p text:style-name="P3">Imágenes del juego para que lo vean: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lbany" svg:font-family="Albany" style:font-adornments="Kursiv" style:font-family-generic="swiss" style:font-pitch="variable"/>
    <style:font-face style:name="Albany1" svg:font-family="Albany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7T10:27:44.251000000</meta:creation-date>
    <dc:date>2021-06-27T11:16:30.986000000</dc:date>
    <meta:editing-duration>PT27M35S</meta:editing-duration>
    <meta:editing-cycles>9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5" meta:word-count="158" meta:character-count="848" meta:non-whitespace-character-count="691"/>
  </office:meta>
</office:document-meta>
</file>